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12T10:54:43.821960943</dc:date>
    <meta:editing-duration>P1DT22H33M8S</meta:editing-duration>
    <meta:editing-cycles>94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386" meta:character-count="2539" meta:non-whitespace-character-count="2148"/>
  </office:meta>
</office:document-meta>
</file>